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Text_20_body">
      <style:text-properties officeooo:paragraph-rsid="001496c4"/>
    </style:style>
    <style:style style:name="P3" style:family="paragraph" style:parent-style-name="Text_20_body">
      <style:text-properties officeooo:rsid="001496c4" officeooo:paragraph-rsid="001496c4"/>
    </style:style>
    <style:style style:name="P4" style:family="paragraph" style:parent-style-name="Text_20_body">
      <style:text-properties officeooo:rsid="001496c4" officeooo:paragraph-rsid="001a5cc5"/>
    </style:style>
    <style:style style:name="P5" style:family="paragraph" style:parent-style-name="Text_20_body">
      <style:text-properties officeooo:rsid="001687be" officeooo:paragraph-rsid="001687be"/>
    </style:style>
    <style:style style:name="P6" style:family="paragraph" style:parent-style-name="Text_20_body">
      <style:text-properties officeooo:rsid="001687be" officeooo:paragraph-rsid="001a5cc5"/>
    </style:style>
    <style:style style:name="P7" style:family="paragraph" style:parent-style-name="Text_20_body">
      <style:text-properties officeooo:rsid="0018e83d" officeooo:paragraph-rsid="0018e83d"/>
    </style:style>
    <style:style style:name="P8" style:family="paragraph" style:parent-style-name="Text_20_body">
      <style:text-properties officeooo:rsid="0018e83d" officeooo:paragraph-rsid="001ee813"/>
    </style:style>
    <style:style style:name="P9" style:family="paragraph" style:parent-style-name="Text_20_body">
      <style:text-properties officeooo:rsid="0018e83d" officeooo:paragraph-rsid="001f8852"/>
    </style:style>
    <style:style style:name="P10" style:family="paragraph" style:parent-style-name="Text_20_body">
      <style:text-properties officeooo:paragraph-rsid="001a5cc5"/>
    </style:style>
    <style:style style:name="P11" style:family="paragraph" style:parent-style-name="Text_20_body">
      <style:text-properties officeooo:rsid="0012ff6f" officeooo:paragraph-rsid="001496c4"/>
    </style:style>
    <style:style style:name="P12" style:family="paragraph" style:parent-style-name="Text_20_body">
      <style:text-properties fo:color="#000000" style:font-name="Monospace" fo:font-size="10pt" officeooo:rsid="000ccefc" officeooo:paragraph-rsid="0022d882" fo:background-color="#b4cfcd" style:font-size-asian="10pt"/>
    </style:style>
    <style:style style:name="P13" style:family="paragraph" style:parent-style-name="Text_20_body">
      <style:text-properties fo:color="#000000" style:font-name="Monospace" fo:font-size="10pt" officeooo:rsid="000ccefc" officeooo:paragraph-rsid="00289d72" fo:background-color="#b4cfcd" style:font-size-asian="10pt"/>
    </style:style>
    <style:style style:name="P14" style:family="paragraph" style:parent-style-name="Text_20_body">
      <style:text-properties officeooo:rsid="00275ed6" officeooo:paragraph-rsid="00275ed6"/>
    </style:style>
    <style:style style:name="P15" style:family="paragraph" style:parent-style-name="Heading_20_1">
      <style:text-properties officeooo:paragraph-rsid="001496c4"/>
    </style:style>
    <style:style style:name="P16" style:family="paragraph" style:parent-style-name="Heading_20_2">
      <style:text-properties officeooo:paragraph-rsid="001a5cc5"/>
    </style:style>
    <style:style style:name="P17" style:family="paragraph" style:parent-style-name="Heading_20_2">
      <style:text-properties officeooo:paragraph-rsid="00294f43"/>
    </style:style>
    <style:style style:name="P18" style:family="paragraph" style:parent-style-name="Heading_20_3">
      <style:text-properties fo:color="#505050" style:font-name="Monospace" fo:font-size="10pt" fo:font-style="italic" officeooo:rsid="000dbc8e" style:font-size-asian="10pt" style:font-style-asian="italic"/>
    </style:style>
    <style:style style:name="P19" style:family="paragraph" style:parent-style-name="Text_20_body">
      <style:text-properties fo:color="#505050" style:font-name="Monospace" fo:font-size="10pt" fo:font-style="italic" officeooo:rsid="000dbc8e" style:font-size-asian="10pt" style:font-style-asian="italic"/>
    </style:style>
    <style:style style:name="P20" style:family="paragraph" style:parent-style-name="Text_20_body">
      <style:text-properties fo:color="#505050" style:font-name="Monospace" fo:font-size="10pt" fo:font-style="italic" officeooo:rsid="00289d72" officeooo:paragraph-rsid="00289d72" style:font-size-asian="10pt" style:font-style-asian="italic"/>
    </style:style>
    <style:style style:name="P21" style:family="paragraph" style:parent-style-name="Text_20_body" style:list-style-name="L1">
      <style:text-properties officeooo:rsid="0018e83d" officeooo:paragraph-rsid="0018e83d"/>
    </style:style>
    <style:style style:name="P22" style:family="paragraph" style:parent-style-name="Text_20_body" style:list-style-name="L2">
      <style:text-properties officeooo:rsid="001496c4" officeooo:paragraph-rsid="001496c4"/>
    </style:style>
    <style:style style:name="P23" style:family="paragraph" style:parent-style-name="Text_20_body" style:list-style-name="L2">
      <style:text-properties officeooo:rsid="001496c4" officeooo:paragraph-rsid="001a5cc5"/>
    </style:style>
    <style:style style:name="P24" style:family="paragraph" style:parent-style-name="Text_20_body">
      <style:text-properties officeooo:rsid="001496c4" officeooo:paragraph-rsid="001a5cc5"/>
    </style:style>
    <style:style style:name="P25" style:family="paragraph" style:parent-style-name="Text_20_body">
      <style:text-properties officeooo:rsid="0012ff6f" officeooo:paragraph-rsid="00294f43"/>
    </style:style>
    <style:style style:name="P26" style:family="paragraph" style:parent-style-name="Text_20_body">
      <style:text-properties officeooo:rsid="001114da" officeooo:paragraph-rsid="00294f43"/>
    </style:style>
    <style:style style:name="P27" style:family="paragraph" style:parent-style-name="Text_20_body">
      <style:text-properties officeooo:paragraph-rsid="00294f43"/>
    </style:style>
    <style:style style:name="P28" style:family="paragraph" style:parent-style-name="Text_20_body">
      <style:text-properties officeooo:rsid="00294f43" officeooo:paragraph-rsid="00294f43"/>
    </style:style>
    <style:style style:name="T1" style:family="text">
      <style:text-properties officeooo:rsid="0012ff6f"/>
    </style:style>
    <style:style style:name="T2" style:family="text">
      <style:text-properties officeooo:rsid="0013118f"/>
    </style:style>
    <style:style style:name="T3" style:family="text">
      <style:text-properties officeooo:rsid="001687be"/>
    </style:style>
    <style:style style:name="T4" style:family="text">
      <style:text-properties officeooo:rsid="001a5cc5"/>
    </style:style>
    <style:style style:name="T5" style:family="text">
      <style:text-properties officeooo:rsid="001c3993"/>
    </style:style>
    <style:style style:name="T6" style:family="text">
      <style:text-properties officeooo:rsid="001ee813"/>
    </style:style>
    <style:style style:name="T7" style:family="text">
      <style:text-properties officeooo:rsid="001f8852"/>
    </style:style>
    <style:style style:name="T8" style:family="text">
      <style:text-properties officeooo:rsid="001fac4a"/>
    </style:style>
    <style:style style:name="T9" style:family="text">
      <style:text-properties officeooo:rsid="00275ed6"/>
    </style:style>
    <style:style style:name="T10" style:family="text">
      <style:text-properties officeooo:rsid="00289d72"/>
    </style:style>
    <style:style style:name="T11" style:family="text">
      <style:text-properties officeooo:rsid="00294f43"/>
    </style:style>
    <style:style style:name="T12" style:family="text">
      <style:text-properties officeooo:rsid="001496c4"/>
    </style:style>
    <style:style style:name="T13" style:family="text">
      <style:text-properties officeooo:rsid="001772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ark<text:span text:style-name="T5">-Dask</text:span> Project 202<text:span text:style-name="T11">5</text:span></text:p>
      <text:p text:style-name="Text_20_body"/>
      <text:p text:style-name="P14">Due to <text:span text:style-name="T11">March</text:span> 1st 202<text:span text:style-name="T11">5</text:span></text:p>
      <text:p text:style-name="P1"/>
      <text:h text:style-name="Heading_20_1" text:outline-level="1">I/ <text:span text:style-name="T2">HADOOP, SPARK </text:span><text:span text:style-name="T10">AND DASK</text:span><text:span text:style-name="T2"> </text:span></text:h>
      <text:p text:style-name="Text_20_body"/>
      <text:p text:style-name="P12"><text:span text:style-name="T10">&gt; </text:span>cd TP2/Docker</text:p>
      <text:p text:style-name="P12">&gt; git clone https://github.com/cluster-apps-on-docker/spark-standalone-cluster-on-docker.git</text:p>
      <text:p text:style-name="P13">&gt; curl -LO https://raw.githubusercontent.com/cluster-apps-on-docker/spark-standalone-cluster-on-docker/master/docker-co</text:p>
      <text:p text:style-name="P13">&gt; docker-compose up</text:p>
      <text:h text:style-name="P18" text:outline-level="3">Connect to JupiterLab NoteBook at <text:a xlink:type="simple" xlink:href="http://localhost:8888/" text:style-name="Internet_20_link" text:visited-style-name="Visited_20_Internet_20_Link">http://localhost:8888</text:a></text:h>
      <text:p text:style-name="P19"/>
      <text:p text:style-name="P20">In the notebook environnement, do not forget to install dask (pip install dask) for the dask part of the project</text:p>
      <text:h text:style-name="P15" text:outline-level="1">II/ <text:span text:style-name="T1">Project </text:span><text:s/>Description : </text:h>
      <text:p text:style-name="P2"/>
      <text:p text:style-name="P8">In <text:span text:style-name="T8">the BigDataHadoopSpakDaskCourse git project, f</text:span>ind the following files :</text:p>
      <text:p text:style-name="P8"><text:span text:style-name="T6">-Tps---<text:tab/>|-data-----------<text:tab/>|</text:span>iris.csv</text:p>
      <text:p text:style-name="P9"><text:span text:style-name="T6"><text:tab/>|-TP5-----------|</text:span>iris_ml.py <text:s/><text:span text:style-name="T7">|</text:span></text:p>
      <text:list xml:id="list4134171568" text:style-name="L1">
        <text:list-header>
          <text:p text:style-name="P21"><text:span text:style-name="T7">|tools-----------|l</text:span>aunch_cmd_local.sh</text:p>
        </text:list-header>
      </text:list>
      <text:p text:style-name="P7"/>
      <text:h text:style-name="Heading_20_2" text:outline-level="2">A/ Spark ML : Iris classification</text:h>
      <text:p text:style-name="P3">Data : iris.csv</text:p>
      <text:p text:style-name="P3">In the python iris_ml.py script, a DecisionTreeClassifier is used to predict the flower species.</text:p>
      <text:p text:style-name="P5">1/ Write a Spark Pipeline to transform and process the data before applying the machine learning process.</text:p>
      <text:p text:style-name="P3"><text:span text:style-name="T3">2/ </text:span>Write two other versions of this test using :</text:p>
      <text:list xml:id="list1964689258" text:style-name="L2">
        <text:list-item>
          <text:p text:style-name="P22">The Random Forest Classifier ;</text:p>
        </text:list-item>
        <text:list-item>
          <text:p text:style-name="P22"><text:soft-page-break/>The Gradient Boosted Tree Classifier <text:span text:style-name="T8">(transform the binary Classifier in a multi-class classifier using a tree classifier : for (A,B,C,D,…) classes, use ( A, not A), (B, not B), (C, not C), (D, not D),... binalry classifiers</text:span>.</text:p>
        </text:list-item>
      </text:list>
      <text:p text:style-name="P2"/>
      <text:p text:style-name="P3">Compare the performance of the three machine learning models.</text:p>
      <text:p text:style-name="P11"/>
      <text:h text:style-name="P16" text:outline-level="2"><text:span text:style-name="T9">B</text:span>/ <text:span text:style-name="T4">Dask</text:span> ML : Iris classification</text:h>
      <text:p text:style-name="P4">Data : iris.csv</text:p>
      <text:p text:style-name="P4">In the python iris_ml.py script, a DecisionTreeClassifier is used to predict the flower species.</text:p>
      <text:p text:style-name="P6">1/ Write a <text:span text:style-name="T4">Dask</text:span> Pipeline to transform and process the data before applying the machine learning process.</text:p>
      <text:p text:style-name="P4"><text:span text:style-name="T3">2/ </text:span>Write two other versions of this test using :</text:p>
      <text:list xml:id="list141310070057244" text:continue-numbering="true" text:style-name="L2">
        <text:list-item>
          <text:p text:style-name="P23">The Random Forest Classifier ;</text:p>
        </text:list-item>
        <text:list-item>
          <text:p text:style-name="P23">The Gradient Boosted Tree Classifier.</text:p>
        </text:list-item>
      </text:list>
      <text:p text:style-name="P10"/>
      <text:p text:style-name="P4">Compare the performance of the three machine learning models.</text:p>
      <text:p text:style-name="P4"/>
      <text:h text:style-name="P17" text:outline-level="2"><text:span text:style-name="T11">C</text:span><text:span text:style-name="T12">/ Spark : p</text:span>arallelisation <text:span text:style-name="T1">of</text:span> <text:span text:style-name="T1">the image processing </text:span>algorithm « MedianFilter »</text:h>
      <text:p text:style-name="P27"/>
      <text:p text:style-name="P27"/>
      <text:p text:style-name="P26">The median filter consists in replace the value of a pixel p[i,j] by the median value of the list :</text:p>
      <text:p text:style-name="P26">[p[i-1,j-1],p[i-1,j],p[i-1,j<text:span text:style-name="T1">+</text:span>1],p[i,j-1],p[i,j],p[i,j<text:span text:style-name="T1">+</text:span>1],p[i<text:span text:style-name="T1">+</text:span>1,j-1],p[i<text:span text:style-name="T1">+</text:span>1,j],p[i<text:span text:style-name="T1">+</text:span>1,j<text:span text:style-name="T1">+</text:span>1]]</text:p>
      <text:p text:style-name="P26"/>
      <text:p text:style-name="P25">Complete the file « median_filter.py » to write a spark parallel median_filter.py</text:p>
      <text:p text:style-name="P25">Execute the script <text:span text:style-name="T13">on the « lena_noizy.jpg » image and</text:span> generate the new file « lena_filter.jpg »</text:p>
      <text:p text:style-name="P25">Send me the script completed and te new generated file « lena_filter.jpg » </text:p>
      <text:p text:style-name="P28">Attention :</text:p>
      <text:p text:style-name="P28">Take care of overlap issues : make sure that regarding how the data is split that everything is ok on each partition bondaries.</text:p>
      <text:p text:style-name="P25"/>
      <text:h text:style-name="P17" text:outline-level="2"><text:soft-page-break/><text:span text:style-name="T11">D</text:span><text:span text:style-name="T4">/ Dask : p</text:span>arallelisation <text:span text:style-name="T1">of</text:span> <text:span text:style-name="T1">the image processing </text:span>algorithm « MedianFilter »</text:h>
      <text:p text:style-name="P27"/>
      <text:p text:style-name="P27"/>
      <text:p text:style-name="P26">The median filter consists in replace the value of a pixel p[i,j] by the median value of the list :</text:p>
      <text:p text:style-name="P26">[p[i-1,j-1],p[i-1,j],p[i-1,j<text:span text:style-name="T1">+</text:span>1],p[i,j-1],p[i,j],p[i,j<text:span text:style-name="T1">+</text:span>1],p[i<text:span text:style-name="T1">+</text:span>1,j-1],p[i<text:span text:style-name="T1">+</text:span>1,j],p[i<text:span text:style-name="T1">+</text:span>1,j<text:span text:style-name="T1">+</text:span>1]]</text:p>
      <text:p text:style-name="P26"/>
      <text:p text:style-name="P25">Complete the file « median_filter.py » to write a <text:span text:style-name="T4">dask</text:span> parallel median_filter.py</text:p>
      <text:p text:style-name="P25">Execute the script <text:span text:style-name="T13">on the « lena_noizy.jpg » image and</text:span> generate the new file « lena_filter.jpg »</text:p>
      <text:p text:style-name="P25">Send me the script completed and te new generated file « lena_filter.jpg » </text:p>
      <text:p text:style-name="P28">Attention :</text:p>
      <text:p text:style-name="P28">Take care of overlap issues : make sure that regarding how the data is split that everything is ok on each partition bondaries.</text:p>
      <text:p text:style-name="P25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RATIEN Jean-Marc</meta:initial-creator>
    <meta:creation-date>2020-02-05T11:00:57.495963693</meta:creation-date>
    <dc:date>2025-01-24T14:13:09.696843914</dc:date>
    <meta:editing-duration>PT2H39M19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46" meta:word-count="450" meta:character-count="3033" meta:non-whitespace-character-count="2629"/>
  </office:meta>
</office:document-meta>
</file>